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officeooo:rsid="000bd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 nombres</text:span></text:p>
      <text:p text:style-name="P2"/>
      <text:p text:style-name="P2">{#each nombres as n}{n} {/eac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21T20:56:32.277288645</dc:date>
    <meta:editing-duration>PT3M15S</meta:editing-duration>
    <meta:editing-cycles>7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8" meta:character-count="47" meta:non-whitespace-character-count="41"/>
  </office:meta>
</office:document-meta>
</file>